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oogle Sans" svg:font-family="'Google Sans', Arial, sans-serif"/>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133a" officeooo:paragraph-rsid="001a133a"/>
    </style:style>
    <style:style style:name="P2" style:family="paragraph" style:parent-style-name="Standard">
      <style:paragraph-properties fo:text-align="center" style:justify-single-word="false"/>
      <style:text-properties style:font-name="Abyssinica SIL" fo:font-size="12pt" officeooo:rsid="001a84a5" officeooo:paragraph-rsid="001a84a5" style:font-size-asian="12pt" style:font-size-complex="12pt"/>
    </style:style>
    <style:style style:name="P3" style:family="paragraph" style:parent-style-name="Standard">
      <style:paragraph-properties fo:text-align="center" style:justify-single-word="false"/>
      <style:text-properties style:font-name="Abyssinica SIL" fo:font-size="12pt" officeooo:paragraph-rsid="001a133a" style:font-size-asian="12pt" style:font-size-complex="12pt"/>
    </style:style>
    <style:style style:name="P4" style:family="paragraph" style:parent-style-name="Standard">
      <style:paragraph-properties fo:text-align="center" style:justify-single-word="false"/>
      <style:text-properties style:font-name="Abyssinica SIL" fo:font-size="12pt" officeooo:rsid="001b8795" officeooo:paragraph-rsid="001b8795" style:font-size-asian="12pt" style:font-size-complex="12pt"/>
    </style:style>
    <style:style style:name="P5" style:family="paragraph" style:parent-style-name="Standard">
      <style:paragraph-properties fo:text-align="start" style:justify-single-word="false"/>
      <style:text-properties style:font-name="Abyssinica SIL" fo:font-size="12pt" officeooo:rsid="001b8795" officeooo:paragraph-rsid="001b8795" style:font-size-asian="12pt" style:font-size-complex="12pt"/>
    </style:style>
    <style:style style:name="P6" style:family="paragraph" style:parent-style-name="Standard">
      <style:paragraph-properties fo:text-align="center" style:justify-single-word="false"/>
      <style:text-properties style:font-name="Abyssinica SIL" officeooo:paragraph-rsid="001a133a"/>
    </style:style>
    <style:style style:name="T1" style:family="text">
      <style:text-properties officeooo:rsid="001a133a"/>
    </style:style>
    <style:style style:name="T2" style:family="text">
      <style:text-properties fo:font-variant="normal" fo:text-transform="none" fo:color="#ffffff" style:font-name="Liberation Serif" fo:font-size="12pt" fo:letter-spacing="normal" fo:font-style="normal" fo:font-weight="normal" officeooo:rsid="001a133a" style:font-size-asian="12pt" style:font-size-complex="12pt"/>
    </style:style>
    <style:style style:name="T3" style:family="text">
      <style:text-properties style:font-name="Liberation Serif" fo:font-size="12pt" officeooo:rsid="001a133a" style:font-size-asian="12pt" style:font-size-complex="12pt"/>
    </style:style>
    <style:style style:name="T4" style:family="text">
      <style:text-properties fo:font-size="12pt" officeooo:rsid="001a133a"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 REVOLUÇÃO DA COMPUTAÇÃO EM NUVEM</text:p>
      <text:p text:style-name="P5"/>
      <text:p text:style-name="P5">A internet antes da computação em nuvém era contruída inteiramente na comunicação entre computadores.O primeiro desses computadores, o cliente era interativo , ou seja, o ursuário podia clicar, rolar, arrastar, soltar, passar o mouse, apontar — seu navegador pode processar essas ações que também são chamadas de eventos. Alguns desses eventos, no entanto, como enviar um formulário, não podem ser manipulados sozinhos pelo navegador do seu computador , ou seja , outro computador em uma outra posição geográfica recebia os dados de um ursúario que realizou a inscrição para uma nova conta em site específico, por exemplo.</text:p>
      <text:p text:style-name="P5">Graças a nuvem , tudo mudou. Não há mais necessidade de desperdício de recursos em servidores e bancos de dados. A AWS vende seus recursos disponíveis para milhões de empresas e indivíduos, todos compartilhando seu poder computacional particionado e capacidades de armazenamento. Um grande benefício da computação em nuvem é o particionamento de recursos. A empresa pagar apenas pelos serviços que usa. Só que é tão benificiente e seguro que peuqenas e grandes empresas usam a computação em nuvem para seu negócio. As empresas não precisam mais se preocupar com a complexidade do design de hardware de servidor e banco de dados. Graças à computação em nuvem, o futuro dos negócios é rápido, escalável e acessível.</text:p>
      <text:p text:style-name="P4"/>
      <text:p text:style-name="P4">Referencia:</text:p>
      <text:p text:style-name="P4">https://medium.com/@kangelopoulos/the-cloud-computing-revolution-f4666281d0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oogle Sans" svg:font-family="'Google Sans', Arial, sans-serif"/>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3T21:08:40.854944125</meta:creation-date>
    <dc:date>2024-09-03T21:38:18.510085529</dc:date>
    <meta:editing-duration>PT19M26S</meta:editing-duration>
    <meta:editing-cycles>3</meta:editing-cycles>
    <meta:generator>LibreOffice/6.4.7.2$Linux_X86_64 LibreOffice_project/40$Build-2</meta:generator>
    <meta:document-statistic meta:table-count="0" meta:image-count="0" meta:object-count="0" meta:page-count="1" meta:paragraph-count="5" meta:word-count="220" meta:character-count="1456" meta:non-whitespace-character-count="1240"/>
  </office:meta>
</office:document-meta>
</file>